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2.148cm" fo:margin-left="4.18cm" table:align="left" style:shadow="none"/>
    </style:style>
    <style:style style:name="Tabla1.A" style:family="table-column">
      <style:table-column-properties style:column-width="12.148cm"/>
    </style:style>
    <style:style style:name="Tabla1.A1" style:family="table-cell">
      <style:table-cell-properties fo:padding="0.097cm" fo:border="0.55pt solid #ff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3333" fo:font-size="24pt" fo:language="en" fo:country="US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Warning!!</text:p>
            <text:p text:style-name="P3"/>
            <text:p text:style-name="P3">Trying to access this server from an unauthorized domain.</text:p>
            <text:p text:style-name="P3">Beware of scammers!!</text:p>
          </table:table-cell>
        </table:table-row>
      </table:table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ka Prieto</meta:initial-creator>
    <meta:creation-date>2014-01-08T14:11:41</meta:creation-date>
    <dc:date>2014-01-08T14:28:20</dc:date>
    <dc:creator>Gorka Prieto</dc:creator>
    <meta:editing-duration>PT1M</meta:editing-duration>
    <meta:editing-cycles>1</meta:editing-cycles>
    <meta:document-statistic meta:table-count="1" meta:image-count="0" meta:object-count="0" meta:page-count="1" meta:paragraph-count="3" meta:word-count="13" meta:character-count="86" meta:non-whitespace-character-count="76"/>
    <meta:generator>LibreOffice/3.5$Linux_X86_64 LibreOffice_project/350m1$Build-2</meta:generator>
  </office:meta>
</office:document-meta>
</file>